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1. Zbawienie</text:span><text:span text:style-name="T1"><text:line-break/></text:span><text:span text:style-name="T1">przyszło przez krzyż,</text:span><text:span text:style-name="T1"><text:line-break/></text:span><text:span text:style-name="T1">Ogromna to tajemnica.</text:span><text:span text:style-name="T1"><text:line-break/></text:span><text:span text:style-name="T1">Każde cierpienie ma sens,</text:span><text:span text:style-name="T1"><text:line-break/></text:span><text:span text:style-name="T1">Prowadzi do pełni życ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Ref: Jeżeli chcesz</text:span><text:span text:style-name="T1"><text:line-break/></text:span><text:span text:style-name="T1">Mnie naśladować,</text:span><text:span text:style-name="T1"><text:line-break/></text:span><text:span text:style-name="T1">To weź swój krzyż</text:span><text:span text:style-name="T1"><text:line-break/></text:span><text:span text:style-name="T1">na każdy dzień</text:span><text:span text:style-name="T1"><text:line-break/></text:span><text:span text:style-name="T1">I chodź ze Mną zbawiać świat</text:span><text:span text:style-name="T1"><text:line-break/></text:span><text:span text:style-name="T1">Kolejny już wie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2. Codzienność</text:span><text:span text:style-name="T1"><text:line-break/></text:span><text:span text:style-name="T1">wiedzie przez Krzyż,</text:span><text:span text:style-name="T1"><text:line-break/></text:span><text:span text:style-name="T1">Większy </text:span><text:span text:style-name="T1">im kochasz goręcej.</text:span><text:span text:style-name="T1"><text:line-break/></text:span><text:span text:style-name="T1">Nie musisz ginąć już dziś,</text:span><text:span text:style-name="T1"><text:line-break/></text:span><text:span text:style-name="T1">Lecz ukrzyżować swe ser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Ref: Jeżeli chcesz</text:span><text:span text:style-name="T1"><text:line-break/></text:span><text:span text:style-name="T1">Mnie naśladować,</text:span><text:span text:style-name="T1"><text:line-break/></text:span><text:span text:style-name="T1">To weź swój krzyż</text:span><text:span text:style-name="T1"><text:line-break/></text:span><text:span text:style-name="T1">na każdy dzień</text:span><text:span text:style-name="T1"><text:line-break/></text:span><text:span text:style-name="T1">I chodź ze Mną zbawiać świat</text:span><text:span text:style-name="T1"><text:line-break/></text:span><text:span text:style-name="T1">Kolejny już wie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014cm" svg:x="-0.001cm" svg:y="-0.015cm" presentation:class="title" presentation:user-transformed="true">
          <draw:text-box>
            <text:p text:style-name="P1"><text:span text:style-name="T1">3. Każde </text:span><text:span text:style-name="T1">spojrzenie na krzyż</text:span><text:span text:style-name="T1"><text:line-break/></text:span><text:span text:style-name="T1">Niech </text:span><text:span text:style-name="T1">niepokojem zagości,</text:span><text:span text:style-name="T1"><text:line-break/></text:span><text:span text:style-name="T1">Bo wszystko w życiu to nic,</text:span><text:span text:style-name="T1"><text:line-break/></text:span><text:span text:style-name="T1">Wobec tak wielkiej mił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Ref: Jeżeli chcesz</text:span><text:span text:style-name="T1"><text:line-break/></text:span><text:span text:style-name="T1">Mnie naśladować,</text:span><text:span text:style-name="T1"><text:line-break/></text:span><text:span text:style-name="T1">To weź swój krzyż</text:span><text:span text:style-name="T1"><text:line-break/></text:span><text:span text:style-name="T1">na każdy dzień</text:span><text:span text:style-name="T1"><text:line-break/></text:span><text:span text:style-name="T1">I chodź ze Mną zbawiać świat</text:span><text:span text:style-name="T1"><text:line-break/></text:span><text:span text:style-name="T1">Kolejny już wie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9:34:08</meta:creation-date>
    <dc:creator>Rafał Talacha</dc:creator>
    <dc:date>2009-02-01T21:27:35</dc:date>
    <dc:language>pl-PL</dc:language>
    <meta:editing-cycles>7</meta:editing-cycles>
    <meta:editing-duration>PT10M1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